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Normal" style:font-family-generic="swiss" style:font-pitch="variable"/>
    <style:font-face style:name="Calibri Light2" svg:font-family="'Calibri Light'" style:font-adornments="Regular" style:font-family-generic="swiss" style:font-pitch="variable"/>
    <style:font-face style:name="Consolas" svg:font-family="Consolas" style:font-adornments="Negrita" style:font-family-generic="modern" style:font-pitch="fixed"/>
    <style:font-face style:name="Consolas1" svg:font-family="Consolas" style:font-adornments="Normal" style:font-family-generic="modern" style:font-pitch="fixed"/>
    <style:font-face style:name="Consolas2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4cc97f" officeooo:paragraph-rsid="004cc97f"/>
    </style:style>
    <style:style style:name="P2" style:family="paragraph" style:parent-style-name="Heading_20_4">
      <style:text-properties officeooo:paragraph-rsid="004ccdef"/>
    </style:style>
    <style:style style:name="P3" style:family="paragraph" style:parent-style-name="Quotations">
      <style:text-properties fo:color="#81d41a" loext:opacity="100%"/>
    </style:style>
    <style:style style:name="P4" style:family="paragraph" style:parent-style-name="Standard">
      <style:text-properties fo:color="#cccccc" loext:opacity="100%" style:font-name="Consolas2" fo:font-size="10.5pt" fo:font-weight="normal" officeooo:rsid="004e861b" officeooo:paragraph-rsid="004e861b" fo:background-color="#1f1f1f"/>
    </style:style>
    <style:style style:name="P5" style:family="paragraph" style:parent-style-name="Standard">
      <style:text-properties officeooo:rsid="005bce6d" officeooo:paragraph-rsid="005bce6d"/>
    </style:style>
    <style:style style:name="P6" style:family="paragraph" style:parent-style-name="Text_20_body">
      <style:text-properties officeooo:rsid="004ccdef" officeooo:paragraph-rsid="004ccdef"/>
    </style:style>
    <style:style style:name="P7" style:family="paragraph" style:parent-style-name="Text_20_body">
      <style:text-properties officeooo:paragraph-rsid="004ccdef"/>
    </style:style>
    <style:style style:name="P8" style:family="paragraph" style:parent-style-name="Text_20_body">
      <style:text-properties officeooo:rsid="004daaa6" officeooo:paragraph-rsid="004daaa6"/>
    </style:style>
    <style:style style:name="P9" style:family="paragraph" style:parent-style-name="Text_20_body">
      <style:text-properties officeooo:rsid="004e861b" officeooo:paragraph-rsid="004e861b"/>
    </style:style>
    <style:style style:name="P10" style:family="paragraph" style:parent-style-name="Text_20_body">
      <style:text-properties officeooo:rsid="005297b4" officeooo:paragraph-rsid="005297b4"/>
    </style:style>
    <style:style style:name="P11" style:family="paragraph" style:parent-style-name="Text_20_body">
      <style:text-properties officeooo:rsid="0053f6b2" officeooo:paragraph-rsid="0053f6b2"/>
    </style:style>
    <style:style style:name="P12" style:family="paragraph" style:parent-style-name="Text_20_body">
      <style:text-properties officeooo:rsid="00552e0d" officeooo:paragraph-rsid="00552e0d"/>
    </style:style>
    <style:style style:name="P13" style:family="paragraph" style:parent-style-name="Text_20_body">
      <style:text-properties officeooo:rsid="0057046d" officeooo:paragraph-rsid="0057046d"/>
    </style:style>
    <style:style style:name="P14" style:family="paragraph" style:parent-style-name="Text_20_body">
      <style:text-properties officeooo:rsid="00588cfb" officeooo:paragraph-rsid="00588cfb"/>
    </style:style>
    <style:style style:name="P15" style:family="paragraph" style:parent-style-name="Text_20_body">
      <style:text-properties officeooo:rsid="005bce6d" officeooo:paragraph-rsid="005bce6d"/>
    </style:style>
    <style:style style:name="P16" style:family="paragraph" style:parent-style-name="Text_20_body">
      <style:paragraph-properties fo:margin-top="0cm" fo:margin-bottom="0.046cm" style:contextual-spacing="false"/>
      <style:text-properties officeooo:rsid="005bce6d" officeooo:paragraph-rsid="005bce6d"/>
    </style:style>
    <style:style style:name="P17" style:family="paragraph" style:parent-style-name="Text_20_body">
      <style:paragraph-properties fo:line-height="100%"/>
      <style:text-properties officeooo:rsid="005bce6d" officeooo:paragraph-rsid="005bce6d"/>
    </style:style>
    <style:style style:name="P18" style:family="paragraph" style:parent-style-name="Text_20_body">
      <style:paragraph-properties fo:margin-top="0cm" fo:margin-bottom="0.046cm" style:contextual-spacing="false"/>
      <style:text-properties officeooo:rsid="005cbf2b" officeooo:paragraph-rsid="005cbf2b"/>
    </style:style>
    <style:style style:name="P19" style:family="paragraph" style:parent-style-name="Text_20_body">
      <style:paragraph-properties fo:line-height="100%"/>
      <style:text-properties officeooo:rsid="005de1b7" officeooo:paragraph-rsid="005de1b7"/>
    </style:style>
    <style:style style:name="P20" style:family="paragraph" style:parent-style-name="Text_20_body">
      <style:paragraph-properties fo:line-height="100%"/>
      <style:text-properties officeooo:rsid="005f3acd" officeooo:paragraph-rsid="005f3acd"/>
    </style:style>
    <style:style style:name="T1" style:family="text">
      <style:text-properties fo:color="#3465a4" loext:opacity="100%" style:font-name="Calibri Light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fo:color="#808080" loext:opacity="100%"/>
    </style:style>
    <style:style style:name="T3" style:family="text">
      <style:text-properties fo:color="#808080" loext:opacity="100%" style:font-name="Consolas2" fo:font-size="10.5pt" fo:font-weight="normal"/>
    </style:style>
    <style:style style:name="T4" style:family="text">
      <style:text-properties fo:color="#569cd6" loext:opacity="100%"/>
    </style:style>
    <style:style style:name="T5" style:family="text">
      <style:text-properties fo:color="#569cd6" loext:opacity="100%" style:font-name="Consolas2" fo:font-size="10.5pt" fo:font-weight="normal"/>
    </style:style>
    <style:style style:name="T6" style:family="text">
      <style:text-properties fo:color="#569cd6" loext:opacity="100%" style:font-name="Consolas2" fo:font-size="10.5pt" fo:font-weight="normal" fo:background-color="#28471f" loext:char-shading-value="0"/>
    </style:style>
    <style:style style:name="T7" style:family="text">
      <style:text-properties fo:color="#4fc1ff" loext:opacity="100%"/>
    </style:style>
    <style:style style:name="T8" style:family="text">
      <style:text-properties fo:color="#4fc1ff" loext:opacity="100%" style:font-name="Consolas2" fo:font-size="10.5pt" fo:font-weight="normal" fo:background-color="#28471f" loext:char-shading-value="0"/>
    </style:style>
    <style:style style:name="T9" style:family="text">
      <style:text-properties fo:color="#d4d4d4" loext:opacity="100%"/>
    </style:style>
    <style:style style:name="T10" style:family="text">
      <style:text-properties fo:color="#d4d4d4" loext:opacity="100%" style:font-name="Consolas2" fo:font-size="10.5pt" fo:font-weight="normal"/>
    </style:style>
    <style:style style:name="T11" style:family="text">
      <style:text-properties fo:color="#d4d4d4" loext:opacity="100%" style:font-name="Consolas2" fo:font-size="10.5pt" fo:font-weight="normal" fo:background-color="#28471f" loext:char-shading-value="0"/>
    </style:style>
    <style:style style:name="T12" style:family="text">
      <style:text-properties fo:color="#4ec9b0" loext:opacity="100%"/>
    </style:style>
    <style:style style:name="T13" style:family="text">
      <style:text-properties fo:color="#4ec9b0" loext:opacity="100%" style:font-name="Consolas2" fo:font-size="10.5pt" fo:font-weight="normal"/>
    </style:style>
    <style:style style:name="T14" style:family="text">
      <style:text-properties style:font-name="Consolas2" fo:font-size="10.5pt" fo:font-weight="normal"/>
    </style:style>
    <style:style style:name="T15" style:family="text">
      <style:text-properties style:font-name="Consolas2" fo:font-size="10.5pt" fo:font-weight="normal" officeooo:rsid="003ebbec"/>
    </style:style>
    <style:style style:name="T16" style:family="text">
      <style:text-properties style:font-name="Consolas2" fo:font-size="10.5pt" fo:font-weight="normal" fo:background-color="#28471f" loext:char-shading-value="0"/>
    </style:style>
    <style:style style:name="T17" style:family="text">
      <style:text-properties fo:color="#9cdcfe" loext:opacity="100%"/>
    </style:style>
    <style:style style:name="T18" style:family="text">
      <style:text-properties fo:color="#9cdcfe" loext:opacity="100%" style:font-name="Consolas2" fo:font-size="10.5pt" fo:font-weight="normal"/>
    </style:style>
    <style:style style:name="T19" style:family="text">
      <style:text-properties fo:color="#9cdcfe" loext:opacity="100%" style:font-name="Consolas2" fo:font-size="10.5pt" fo:font-weight="normal" fo:background-color="#1f1f1f" loext:char-shading-value="0"/>
    </style:style>
    <style:style style:name="T20" style:family="text">
      <style:text-properties fo:color="#9cdcfe" loext:opacity="100%" style:font-name="Consolas2" fo:font-size="10.5pt" fo:font-weight="normal" fo:background-color="#28471f" loext:char-shading-value="0"/>
    </style:style>
    <style:style style:name="T21" style:family="text">
      <style:text-properties fo:color="#ce9178" loext:opacity="100%"/>
    </style:style>
    <style:style style:name="T22" style:family="text">
      <style:text-properties fo:color="#ce9178" loext:opacity="100%" style:font-name="Consolas2" fo:font-size="10.5pt" fo:font-weight="normal"/>
    </style:style>
    <style:style style:name="T23" style:family="text">
      <style:text-properties fo:color="#ce9178" loext:opacity="100%" style:font-name="Consolas2" fo:font-size="10.5pt" fo:font-weight="normal" fo:background-color="#28471f" loext:char-shading-value="0"/>
    </style:style>
    <style:style style:name="T24" style:family="text">
      <style:text-properties fo:color="#ce9178" loext:opacity="100%" style:font-name="Consolas2" fo:font-size="10.5pt" fo:font-weight="normal" fo:background-color="#1f1f1f" loext:char-shading-value="0"/>
    </style:style>
    <style:style style:name="T25" style:family="text">
      <style:text-properties fo:color="#dcdcaa" loext:opacity="100%"/>
    </style:style>
    <style:style style:name="T26" style:family="text">
      <style:text-properties fo:color="#c586c0" loext:opacity="100%"/>
    </style:style>
    <style:style style:name="T27" style:family="text">
      <style:text-properties fo:color="#c586c0" loext:opacity="100%" style:font-name="Consolas2" fo:font-size="10.5pt" fo:font-weight="normal"/>
    </style:style>
    <style:style style:name="T28" style:family="text">
      <style:text-properties fo:color="#c586c0" loext:opacity="100%" style:font-name="Consolas2" fo:font-size="10.5pt" fo:font-weight="normal" fo:background-color="#1f1f1f" loext:char-shading-value="0"/>
    </style:style>
    <style:style style:name="T29" style:family="text">
      <style:text-properties fo:color="#6a9955" loext:opacity="100%" style:font-name="Consolas2" fo:font-size="10.5pt" fo:font-weight="normal"/>
    </style:style>
    <style:style style:name="T30" style:family="text">
      <style:text-properties fo:color="#cccccc" loext:opacity="100%" style:font-name="Consolas2" fo:font-size="10.5pt" fo:font-weight="normal" fo:background-color="#1f1f1f" loext:char-shading-value="0"/>
    </style:style>
    <style:style style:name="T31" style:family="text">
      <style:text-properties officeooo:rsid="004cc97f"/>
    </style:style>
    <style:style style:name="T32" style:family="text">
      <style:text-properties officeooo:rsid="005056da"/>
    </style:style>
    <style:style style:name="T33" style:family="text">
      <style:text-properties officeooo:rsid="005114ab"/>
    </style:style>
    <style:style style:name="T34" style:family="text">
      <style:text-properties officeooo:rsid="005297b4"/>
    </style:style>
    <style:style style:name="T35" style:family="text">
      <style:text-properties officeooo:rsid="0055e2db"/>
    </style:style>
    <style:style style:name="T36" style:family="text">
      <style:text-properties officeooo:rsid="00588cfb"/>
    </style:style>
    <style:style style:name="T37" style:family="text">
      <style:text-properties officeooo:rsid="0059fe5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DK <text:span text:style-name="T36">(Component Dev Kit)</text:span></text:h>
      <text:p text:style-name="Text_20_body">- <text:span text:style-name="T31">Nos ayuda a crear componentes de maneras mas sencillas utilizando nuestros propios estilos.</text:span></text:p>
      <text:p text:style-name="P8">- Instalar CDK:</text:p>
      <text:h text:style-name="Heading_20_4" text:outline-level="4">ng add @angular/cdk</text:h>
      <text:p text:style-name="P6">+ VIDEO 2. TAILWINDCSS</text:p>
      <text:p text:style-name="P6">- Es un Framework para CSS</text:p>
      <text:p text:style-name="P6">- Es solo CSS sin funcionalidades JS</text:p>
      <text:p text:style-name="P6">- Trae clases predefinidas</text:p>
      <text:p text:style-name="P6">+ Crear componentes sin scss ni test:</text:p>
      <text:h text:style-name="P2" text:outline-level="4">ng g c pages/login --style=none --skip-tests</text:h>
      <text:p text:style-name="P7"/>
      <text:p text:style-name="P9">- Para llamar directamente la carpeta assets: /assets no: /src/assets</text:p>
      <text:p text:style-name="P9">- Para los form:</text:p>
      <text:h text:style-name="Heading_20_4" text:outline-level="4">npm install -D @tailwindcss/forms</text:h>
      <text:p text:style-name="P7"/>
      <text:p text:style-name="P9">+ VIDEO 5: Responsive en Tailwind:</text:p>
      <text:p text:style-name="P9">- se coloca antes de cada propiedad:</text:p>
      <text:p text:style-name="P9"><text:tab/>-sm: small</text:p>
      <text:p text:style-name="P9"><text:tab/>-lg: large</text:p>
      <text:p text:style-name="P9"><text:tab/>-etc…</text:p>
      <text:p text:style-name="P9"><text:tab/>- <text:span text:style-name="T32">esta propiedad se aplicara desde este tamaño hacia arriba</text:span></text:p>
      <text:p text:style-name="P9">- <text:span text:style-name="T33">creamos un componente para el boton para reutilizarlo con sus clases de estilo</text:span></text:p>
      <text:p text:style-name="Quotations"><text:span text:style-name="T26">export</text:span> <text:span text:style-name="T4">class</text:span> <text:span text:style-name="T12">BtnComponent</text:span> {</text:p>
      <text:p text:style-name="Quotations"/>
      <text:p text:style-name="Quotations"><text:s text:c="2"/><text:span text:style-name="T29">// recibimos el tipo de button </text:span></text:p>
      <text:p text:style-name="Quotations"><text:s text:c="2"/><text:span text:style-name="T14">@</text:span><text:span text:style-name="T13">Input</text:span><text:span text:style-name="T14">() </text:span><text:span text:style-name="T18">typeBtn</text:span><text:span text:style-name="T10">:</text:span><text:span text:style-name="T14"> </text:span><text:span text:style-name="T22">'button'</text:span><text:span text:style-name="T14"> </text:span><text:span text:style-name="T10">|</text:span><text:span text:style-name="T22">'reset'</text:span><text:span text:style-name="T10">|</text:span><text:span text:style-name="T22">'submit'</text:span><text:span text:style-name="T14"> </text:span><text:span text:style-name="T10">=</text:span><text:span text:style-name="T14"> </text:span><text:span text:style-name="T22">'button'</text:span><text:span text:style-name="T14">;</text:span></text:p>
      <text:p text:style-name="Quotations"/>
      <text:p text:style-name="Quotations">}</text:p>
      <text:p text:style-name="P9"/>
      <text:p text:style-name="Quotations"><text:span text:style-name="T2">&lt;</text:span><text:span text:style-name="T4">button</text:span></text:p>
      <text:p text:style-name="Quotations"><text:s text:c="2"/><text:span text:style-name="T14">[</text:span><text:span text:style-name="T18">type</text:span><text:span text:style-name="T14">]="</text:span><text:span text:style-name="T18">typeBtn</text:span><text:span text:style-name="T14">"</text:span></text:p>
      <text:p text:style-name="Quotations"><text:s text:c="2"/><text:span text:style-name="T18">class</text:span><text:span text:style-name="T14">=</text:span><text:span text:style-name="T22">"w-full h-6 text-sm font-medium text-white rounded bg-success-500"</text:span></text:p>
      <text:p text:style-name="Quotations">&gt;</text:p>
      <text:p text:style-name="Quotations"><text:s text:c="2"/><text:span text:style-name="T3">&lt;</text:span><text:span text:style-name="T5">ng-content</text:span><text:span text:style-name="T3">&gt;&lt;/</text:span><text:span text:style-name="T5">ng-content</text:span><text:span text:style-name="T3">&gt;</text:span></text:p>
      <text:p text:style-name="Quotations"><text:soft-page-break/><text:span text:style-name="T2">&lt;/</text:span><text:span text:style-name="T4">button</text:span><text:span text:style-name="T2">&gt;</text:span></text:p>
      <text:p text:style-name="P4"><text:span text:style-name="T2"/></text:p>
      <text:p text:style-name="P11">- Reutilizandolo</text:p>
      <text:p text:style-name="P4"><text:span text:style-name="T2">&lt;</text:span><text:span text:style-name="T4">app-btn</text:span> [<text:span text:style-name="T17">typeBtn</text:span>]="<text:span text:style-name="T21">'submit'</text:span>"<text:span text:style-name="T2">&gt;</text:span>Log In<text:span text:style-name="T2">&lt;/</text:span><text:span text:style-name="T4">app-btn</text:span><text:span text:style-name="T2">&gt;</text:span></text:p>
      <text:p text:style-name="P9"/>
      <text:p text:style-name="P9">- <text:span text:style-name="T34">customizar nombres de colores: </text:span><text:a xlink:type="simple" xlink:href="https://tailwindcss.com/docs/customizing-colors#aliasing-color-names" text:style-name="Internet_20_link" text:visited-style-name="Visited_20_Internet_20_Link"><text:span text:style-name="T34">https://tailwindcss.com/docs/customizing-colors#aliasing-color-names</text:span></text:a></text:p>
      <text:p text:style-name="P10">+ Renombrar colores predefinidos de tailwind:</text:p>
      <text:p text:style-name="Quotations"><text:span text:style-name="T4">const</text:span> <text:span text:style-name="T7">colors</text:span> <text:span text:style-name="T9">=</text:span> <text:span text:style-name="T25">require</text:span>(<text:span text:style-name="T21">'tailwindcss/colors'</text:span>);</text:p>
      <text:p text:style-name="Quotations"/>
      <text:p text:style-name="Quotations"><text:span text:style-name="T12">module</text:span>.<text:span text:style-name="T12">exports</text:span> <text:span text:style-name="T9">=</text:span> {</text:p>
      <text:p text:style-name="Quotations"><text:s text:c="2"/><text:span text:style-name="T18">content:</text:span><text:span text:style-name="T14"> [</text:span></text:p>
      <text:p text:style-name="Quotations"><text:s text:c="4"/><text:span text:style-name="T22">"./src/**/*.{html,ts}"</text:span><text:span text:style-name="T14">,</text:span></text:p>
      <text:p text:style-name="Quotations"><text:s text:c="2"/><text:span text:style-name="T14">],</text:span></text:p>
      <text:p text:style-name="Quotations"><text:s text:c="2"/><text:span text:style-name="T18">theme:</text:span><text:span text:style-name="T14"> {</text:span></text:p>
      <text:p text:style-name="Quotations"><text:s text:c="4"/><text:span text:style-name="T18">extend:</text:span><text:span text:style-name="T14"> {</text:span></text:p>
      <text:p text:style-name="Quotations"><text:s text:c="6"/><text:span text:style-name="T18">colors:</text:span><text:span text:style-name="T14">{</text:span></text:p>
      <text:p text:style-name="Quotations"><text:s text:c="8"/><text:span text:style-name="T20">success:</text:span><text:span text:style-name="T16"> </text:span><text:span text:style-name="T8">colors</text:span><text:span text:style-name="T16">.</text:span><text:span text:style-name="T20">green</text:span><text:span text:style-name="T16">,</text:span></text:p>
      <text:p text:style-name="Quotations"><text:s text:c="8"/><text:span text:style-name="T20">primary:</text:span><text:span text:style-name="T16"> </text:span><text:span text:style-name="T8">colors</text:span><text:span text:style-name="T16">.</text:span><text:span text:style-name="T20">blue</text:span><text:span text:style-name="T16">,</text:span></text:p>
      <text:p text:style-name="Quotations"><text:s text:c="6"/><text:span text:style-name="T14">}</text:span></text:p>
      <text:p text:style-name="P10"/>
      <text:p text:style-name="P9">- <text:span text:style-name="T34">ya se puede utilizar:</text:span></text:p>
      <text:p text:style-name="Quotations"><text:span text:style-name="T2">&lt;</text:span><text:span text:style-name="T4">button</text:span></text:p>
      <text:p text:style-name="Quotations"><text:s text:c="2"/><text:span text:style-name="T18">type</text:span><text:span text:style-name="T14">=</text:span><text:span text:style-name="T22">"submit"</text:span></text:p>
      <text:p text:style-name="Quotations"><text:s text:c="2"/><text:span text:style-name="T18">class</text:span><text:span text:style-name="T14">=</text:span><text:span text:style-name="T22">"w-full h-6 text-sm font-medium text-white </text:span><text:span text:style-name="T23">bg-success-500</text:span><text:span text:style-name="T22"> rounded"</text:span></text:p>
      <text:p text:style-name="Quotations">&gt;</text:p>
      <text:p text:style-name="P9"/>
      <text:p text:style-name="P12">+ VIDEO 6: colores y propiedades dinámicas:</text:p>
      <text:p text:style-name="P12">- Tailwind hace un barrido para eliminar las clases que no utilizaste al final, esto para producción para que no pese en la aplicación</text:p>
      <text:p text:style-name="P12">- <text:span text:style-name="T35">Tailwind no acepta clases creadas dinamicamente, ya que no es capaz de leer clases modificadas en tiempo de ejecusión</text:span></text:p>
      <text:p text:style-name="P13">+ En btn.component</text:p>
      <text:p text:style-name="P3">// recibimos el color de button</text:p>
      <text:p text:style-name="Quotations"><text:s text:c="2"/><text:span text:style-name="T14">@</text:span><text:span text:style-name="T13">Input</text:span><text:span text:style-name="T14">() </text:span><text:span text:style-name="T18">color</text:span><text:span text:style-name="T10">:</text:span><text:span text:style-name="T14"> </text:span><text:span text:style-name="T22">'success'</text:span><text:span text:style-name="T14"> </text:span><text:span text:style-name="T10">|</text:span><text:span text:style-name="T22">'primary'</text:span><text:span text:style-name="T10">|</text:span><text:span text:style-name="T22">'danger'</text:span><text:span text:style-name="T14"> </text:span><text:span text:style-name="T10">=</text:span><text:span text:style-name="T14"> </text:span><text:span text:style-name="T22">'primary'</text:span><text:span text:style-name="T14">;</text:span></text:p>
      <text:p text:style-name="Quotations"/>
      <text:p text:style-name="Quotations"><text:s text:c="2"/><text:span text:style-name="T5">get</text:span><text:span text:style-name="T14"> </text:span><text:span text:style-name="T18">colorsPal</text:span><text:span text:style-name="T14">(){</text:span></text:p>
      <text:p text:style-name="Quotations"><text:s text:c="4"/><text:span text:style-name="T27">return</text:span><text:span text:style-name="T14"> {</text:span></text:p>
      <text:p text:style-name="Quotations"><text:s text:c="6"/><text:span text:style-name="T29">// segun el valor de la variable color, se definirá los valores del objeto <text:tab/><text:tab/><text:tab/>colorsPal</text:span></text:p>
      <text:p text:style-name="Quotations"><text:s text:c="6"/><text:span text:style-name="T22">'bg-success-700'</text:span><text:span text:style-name="T18">:</text:span><text:span text:style-name="T14"> </text:span><text:span text:style-name="T5">this</text:span><text:span text:style-name="T14">.</text:span><text:span text:style-name="T18">color</text:span><text:span text:style-name="T14"> </text:span><text:span text:style-name="T10">===</text:span><text:span text:style-name="T14"> </text:span><text:span text:style-name="T22">'success'</text:span><text:span text:style-name="T14">,</text:span></text:p>
      <text:p text:style-name="Quotations"><text:s text:c="6"/><text:span text:style-name="T22">'hover:bg-success-800'</text:span><text:span text:style-name="T18">:</text:span><text:span text:style-name="T14"> </text:span><text:span text:style-name="T5">this</text:span><text:span text:style-name="T14">.</text:span><text:span text:style-name="T18">color</text:span><text:span text:style-name="T14"> </text:span><text:span text:style-name="T10">===</text:span><text:span text:style-name="T14"> </text:span><text:span text:style-name="T22">'success'</text:span><text:span text:style-name="T14">,</text:span></text:p>
      <text:p text:style-name="Quotations"><text:soft-page-break/><text:s text:c="6"/><text:span text:style-name="T22">'focus:ring-success-300'</text:span><text:span text:style-name="T18">:</text:span><text:span text:style-name="T14"> </text:span><text:span text:style-name="T5">this</text:span><text:span text:style-name="T14">.</text:span><text:span text:style-name="T18">color</text:span><text:span text:style-name="T14"> </text:span><text:span text:style-name="T10">===</text:span><text:span text:style-name="T14"> </text:span><text:span text:style-name="T22">'success'</text:span><text:span text:style-name="T14">,</text:span></text:p>
      <text:p text:style-name="Quotations"><text:s text:c="6"/><text:span text:style-name="T22">'bg-primary-700'</text:span><text:span text:style-name="T18">:</text:span><text:span text:style-name="T14"> </text:span><text:span text:style-name="T5">this</text:span><text:span text:style-name="T14">.</text:span><text:span text:style-name="T18">color</text:span><text:span text:style-name="T14"> </text:span><text:span text:style-name="T10">===</text:span><text:span text:style-name="T14"> </text:span><text:span text:style-name="T22">'primary'</text:span><text:span text:style-name="T14">,</text:span></text:p>
      <text:p text:style-name="Quotations"><text:s text:c="6"/><text:span text:style-name="T22">'hover:bg-primary-800'</text:span><text:span text:style-name="T18">:</text:span><text:span text:style-name="T14"> </text:span><text:span text:style-name="T5">this</text:span><text:span text:style-name="T14">.</text:span><text:span text:style-name="T18">color</text:span><text:span text:style-name="T14"> </text:span><text:span text:style-name="T10">===</text:span><text:span text:style-name="T14"> </text:span><text:span text:style-name="T22">'primary'</text:span><text:span text:style-name="T14">,</text:span></text:p>
      <text:p text:style-name="Quotations"><text:s text:c="6"/><text:span text:style-name="T22">'focus:ring-primary-300'</text:span><text:span text:style-name="T18">:</text:span><text:span text:style-name="T14"> </text:span><text:span text:style-name="T5">this</text:span><text:span text:style-name="T14">.</text:span><text:span text:style-name="T18">color</text:span><text:span text:style-name="T14"> </text:span><text:span text:style-name="T10">===</text:span><text:span text:style-name="T14"> </text:span><text:span text:style-name="T22">'primary'</text:span><text:span text:style-name="T14">,</text:span></text:p>
      <text:p text:style-name="Quotations"><text:s text:c="6"/><text:span text:style-name="T22">'bg-danger-700'</text:span><text:span text:style-name="T18">:</text:span><text:span text:style-name="T14"> </text:span><text:span text:style-name="T5">this</text:span><text:span text:style-name="T14">.</text:span><text:span text:style-name="T18">color</text:span><text:span text:style-name="T14"> </text:span><text:span text:style-name="T10">===</text:span><text:span text:style-name="T14"> </text:span><text:span text:style-name="T22">'danger'</text:span><text:span text:style-name="T14">,</text:span></text:p>
      <text:p text:style-name="Quotations"><text:s text:c="6"/><text:span text:style-name="T22">'hover:bg-danger-800'</text:span><text:span text:style-name="T18">:</text:span><text:span text:style-name="T14"> </text:span><text:span text:style-name="T5">this</text:span><text:span text:style-name="T14">.</text:span><text:span text:style-name="T18">color</text:span><text:span text:style-name="T14"> </text:span><text:span text:style-name="T10">===</text:span><text:span text:style-name="T14"> </text:span><text:span text:style-name="T22">'danger'</text:span><text:span text:style-name="T14">,</text:span></text:p>
      <text:p text:style-name="Quotations"><text:s text:c="6"/><text:span text:style-name="T22">'focus:ring-danger-300'</text:span><text:span text:style-name="T18">:</text:span><text:span text:style-name="T14"> </text:span><text:span text:style-name="T5">this</text:span><text:span text:style-name="T14">.</text:span><text:span text:style-name="T18">color</text:span><text:span text:style-name="T14"> </text:span><text:span text:style-name="T10">===</text:span><text:span text:style-name="T14"> </text:span><text:span text:style-name="T22">'danger'</text:span><text:span text:style-name="T14">,</text:span></text:p>
      <text:p text:style-name="Quotations"><text:s text:c="4"/><text:span text:style-name="T14">};</text:span></text:p>
      <text:p text:style-name="Quotations"><text:s text:c="2"/><text:span text:style-name="T14">}</text:span></text:p>
      <text:p text:style-name="P12"/>
      <text:p text:style-name="P13">+En btn.html</text:p>
      <text:p text:style-name="Quotations"><text:span text:style-name="T2">&lt;</text:span><text:span text:style-name="T4">button</text:span></text:p>
      <text:p text:style-name="Quotations"><text:s text:c="2"/><text:span text:style-name="T14">[</text:span><text:span text:style-name="T18">type</text:span><text:span text:style-name="T14">]="</text:span><text:span text:style-name="T18">typeBtn</text:span><text:span text:style-name="T14">"</text:span></text:p>
      <text:p text:style-name="Quotations"><text:s text:c="2"/><text:span text:style-name="T18">class</text:span><text:span text:style-name="T14">=</text:span><text:span text:style-name="T22">"w-full h-6 text-sm font-medium text-white rounded focus:ring-4"</text:span></text:p>
      <text:p text:style-name="Quotations"><text:s text:c="2"/><text:span text:style-name="T16">[</text:span><text:span text:style-name="T20">ngClass</text:span><text:span text:style-name="T16">]="</text:span><text:span text:style-name="T20">colorsPal</text:span><text:span text:style-name="T16">"</text:span></text:p>
      <text:p text:style-name="Quotations">&gt;</text:p>
      <text:p text:style-name="P13"/>
      <text:p text:style-name="P14">+ VIDEO 7: CDK para OVERLAYS:</text:p>
      <text:p text:style-name="P14">- Overlays son elementos flotantes, se pueden utilizar para menús, etc..</text:p>
      <text:p text:style-name="P14">- <text:span text:style-name="T37">Ingresar en Angular Material»CDK </text:span><text:a xlink:type="simple" xlink:href="https://material.angular.io/cdk/overlay/overview" text:style-name="Internet_20_link" text:visited-style-name="Visited_20_Internet_20_Link"><text:span text:style-name="T37">https://material.angular.io/cdk/overlay/overview</text:span></text:a></text:p>
      <text:p text:style-name="P15">+ En app.module.ts:</text:p>
      <text:p text:style-name="P5"><text:span text:style-name="T28">import</text:span><text:span text:style-name="T30"> {</text:span><text:span text:style-name="T19">OverlayModule</text:span><text:span text:style-name="T30">} </text:span><text:span text:style-name="T28">from</text:span><text:span text:style-name="T30"> </text:span><text:span text:style-name="T24">'@angular/cdk/overlay'</text:span><text:span text:style-name="T30">;</text:span></text:p>
      <text:p text:style-name="P5"><text:span text:style-name="T30"/></text:p>
      <text:p text:style-name="P16">+ En navbar.component.ts:</text:p>
      <text:p text:style-name="Quotations"><text:span text:style-name="T26">export</text:span> <text:span text:style-name="T4">class</text:span> <text:span text:style-name="T12">NavbarComponent</text:span> {</text:p>
      <text:p text:style-name="Quotations"><text:s text:c="2"/><text:span text:style-name="T20">isOpen</text:span><text:span text:style-name="T16"> </text:span><text:span text:style-name="T11">=</text:span><text:span text:style-name="T16"> </text:span><text:span text:style-name="T6">false</text:span><text:span text:style-name="T16">;</text:span></text:p>
      <text:p text:style-name="Quotations">}</text:p>
      <text:p text:style-name="P16"/>
      <text:p text:style-name="P18">+ En navbar.component.html</text:p>
      <text:p text:style-name="Quotations"><text:span text:style-name="T2">&lt;</text:span><text:span text:style-name="T4">button</text:span></text:p>
      <text:p text:style-name="Quotations"><text:span text:style-name="T18"><text:tab/>type</text:span><text:span text:style-name="T14">=</text:span><text:span text:style-name="T22">"button"</text:span></text:p>
      <text:p text:style-name="Quotations"><text:span text:style-name="T18"><text:tab/>class</text:span><text:span text:style-name="T14">=</text:span><text:span text:style-name="T22">"flex rounded-full"</text:span></text:p>
      <text:p text:style-name="Quotations"><text:span text:style-name="T18"><text:tab/>aria-expanded</text:span><text:span text:style-name="T14">=</text:span><text:span text:style-name="T22">"false"</text:span></text:p>
      <text:p text:style-name="Quotations"><text:span text:style-name="T18"><text:tab/>type</text:span><text:span text:style-name="T14">=</text:span><text:span text:style-name="T22">"button"</text:span></text:p>
      <text:p text:style-name="Quotations"><text:span text:style-name="T14"><text:tab/>(</text:span><text:span text:style-name="T18">click</text:span><text:span text:style-name="T14">)="</text:span><text:span text:style-name="T18">isOpen</text:span><text:span text:style-name="T14"> </text:span><text:span text:style-name="T10">=</text:span><text:span text:style-name="T14"> </text:span><text:span text:style-name="T10">!</text:span><text:span text:style-name="T18">isOpen</text:span><text:span text:style-name="T14">"</text:span></text:p>
      <text:p text:style-name="Quotations"><text:span text:style-name="T18"><text:tab/>cdkOverlayOrigin</text:span></text:p>
      <text:p text:style-name="Quotations"><text:span text:style-name="T14"><text:tab/>#</text:span><text:span text:style-name="T18">menuOverlay</text:span><text:span text:style-name="T14">="</text:span><text:span text:style-name="T18">cdkOverlayOrigin</text:span><text:span text:style-name="T14">"</text:span></text:p>
      <text:p text:style-name="Quotations"><text:span text:style-name="T3"><text:tab/>&gt;</text:span></text:p>
      <text:p text:style-name="Quotations">&lt;!-- Contenido del overlay --&gt;</text:p>
      <text:p text:style-name="Quotations"><text:span text:style-name="T2">&lt;</text:span><text:span text:style-name="T4">ng-template</text:span></text:p>
      <text:p text:style-name="Quotations"><text:s text:c="2"/><text:span text:style-name="T18">cdkConnectedOverlay</text:span></text:p>
      <text:p text:style-name="Quotations"><text:s text:c="2"/><text:span text:style-name="T14">[</text:span><text:span text:style-name="T18">cdkConnectedOverlayOrigin</text:span><text:span text:style-name="T14">]="</text:span><text:span text:style-name="T18">menuOverlay</text:span><text:span text:style-name="T14">"</text:span></text:p>
      <text:p text:style-name="Quotations"><text:s text:c="2"/><text:span text:style-name="T14">[</text:span><text:span text:style-name="T18">cdkConnectedOverlayOpen</text:span><text:span text:style-name="T14">]="</text:span><text:span text:style-name="T18">isOpen</text:span><text:span text:style-name="T14">"</text:span></text:p>
      <text:p text:style-name="Quotations">&gt;</text:p>
      <text:p text:style-name="Quotations"><text:s text:c="2"/><text:span text:style-name="T3">&lt;</text:span><text:span text:style-name="T5">h1</text:span><text:span text:style-name="T3">&gt;</text:span><text:span text:style-name="T14">Mi contenido</text:span><text:span text:style-name="T3">&lt;/</text:span><text:span text:style-name="T5">h1</text:span><text:span text:style-name="T3">&gt;</text:span></text:p>
      <text:p text:style-name="Quotations"><text:soft-page-break/><text:span text:style-name="T2">&lt;/</text:span><text:span text:style-name="T4">ng-template</text:span><text:span text:style-name="T2">&gt;</text:span></text:p>
      <text:p text:style-name="P17"/>
      <text:p text:style-name="P19">+ CDK es agnostico en el sentido que el no toca nada de los estilos sola la funcionalidad</text:p>
      <text:p text:style-name="P20">+ Para varios overlays en una página se debe declarar una variable open para cada uno y u ng template para cada un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Normal" style:font-family-generic="swiss" style:font-pitch="variable"/>
    <style:font-face style:name="Calibri Light2" svg:font-family="'Calibri Light'" style:font-adornments="Regular" style:font-family-generic="swiss" style:font-pitch="variable"/>
    <style:font-face style:name="Consolas" svg:font-family="Consolas" style:font-adornments="Negrita" style:font-family-generic="modern" style:font-pitch="fixed"/>
    <style:font-face style:name="Consolas1" svg:font-family="Consolas" style:font-adornments="Normal" style:font-family-generic="modern" style:font-pitch="fixed"/>
    <style:font-face style:name="Consolas2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 Light1" fo:font-family="'Calibri Light'" style:font-style-name="Normal" style:font-family-generic="swiss" style:font-pitch="variable" fo:font-weight="25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 style:master-page-name="">
      <loext:graphic-properties draw:fill="solid" draw:fill-color="#000000"/>
      <style:paragraph-properties fo:margin-left="0cm" fo:margin-right="0cm" fo:margin-top="0cm" fo:margin-bottom="0cm" style:contextual-spacing="false" fo:line-height="100%" fo:text-indent="0cm" style:auto-text-indent="false" style:page-number="auto" fo:background-color="#000000">
        <style:tab-stops>
          <style:tab-stop style:position="0.499cm"/>
        </style:tab-stops>
      </style:paragraph-properties>
      <style:text-properties style:font-name="Consolas1" fo:font-family="Consolas" style:font-style-name="Normal" style:font-family-generic="modern" style:font-pitch="fixed" fo:font-size="11pt" fo:font-weight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solid" draw:fill-color="#3465a4"/>
      <style:paragraph-properties fo:margin-top="0cm" fo:margin-bottom="0cm" style:contextual-spacing="false" fo:text-align="justify" style:justify-single-word="false" fo:background-color="#3465a4"/>
      <style:text-properties fo:color="#e6e905" loext:opacity="100%" style:font-name="Consolas" fo:font-family="Consolas" style:font-style-name="Negrita" style:font-family-generic="modern" style:font-pitch="fixed" fo:font-size="11pt" fo:font-style="normal" fo:font-weight="bold" officeooo:rsid="00061e22" style:font-size-asian="12pt" style:font-style-asian="italic" style:font-weight-asian="normal" style:font-size-complex="12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1T11:03:57.605000000</meta:creation-date>
    <dc:date>2023-06-16T16:59:32.044000000</dc:date>
    <meta:editing-duration>P2DT20H44M14S</meta:editing-duration>
    <meta:editing-cycles>87</meta:editing-cycles>
    <meta:generator>LibreOffice/7.5.3.2$Windows_X86_64 LibreOffice_project/9f56dff12ba03b9acd7730a5a481eea045e468f3</meta:generator>
    <meta:document-statistic meta:table-count="0" meta:image-count="0" meta:object-count="0" meta:page-count="4" meta:paragraph-count="105" meta:word-count="449" meta:character-count="3534" meta:non-whitespace-character-count="3031"/>
  </office:meta>
</office:document-meta>
</file>